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Times New Roman" fo:font-size="8pt" style:font-name-asian="Monaco" style:font-size-asian="8pt" style:font-name-complex="Monaco" style:font-size-complex="8pt"/>
    </style:style>
    <style:style style:name="P5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ll OpenJDK6</text:p>
      <text:p text:style-name="Standard">sudo apt-get install openjdk-6-jdk</text:p>
      <text:p text:style-name="Standard"/>
      <text:p text:style-name="P1">Install Zip/Unzip</text:p>
      <text:p text:style-name="Standard">sudo apt-get install zip</text:p>
      <text:p text:style-name="Standard"/>
      <text:p text:style-name="P1">Install Apache2</text:p>
      <text:p text:style-name="Standard">sudo apt-get install apache2</text:p>
      <text:p text:style-name="Standard"/>
      <text:p text:style-name="P1">Install Tomcat</text:p>
      <text:p text:style-name="Standard">nano conf/server.xml</text:p>
      <text:p text:style-name="P2">&lt;Connector port="8080" protocol="HTTP/1.1" </text:p>
      <text:p text:style-name="P2"><text:s text:c="15"/>connectionTimeout="20000" </text:p>
      <text:p text:style-name="P2"><text:s text:c="15"/>redirectPort="8443"</text:p>
      <text:p text:style-name="P2"><text:s text:c="16"/>URIEncoding="UTF-8" /&gt;</text:p>
      <text:p text:style-name="P2"/>
      <text:p text:style-name="P4">&lt;Connector port="8009" protocol="AJP/1.3" URIEncoding="UTF-8" /&gt;</text:p>
      <text:p text:style-name="Standard"/>
      <text:p text:style-name="P1">Install Apache2 Tomcat Connector</text:p>
      <text:p text:style-name="Standard">sudo apt-get install libapache2-mod-jk</text:p>
      <text:p text:style-name="Standard"/>
      <text:p text:style-name="Standard">ifconfig eth1<text:tab/>(get private IP)</text:p>
      <text:p text:style-name="Standard"/>
      <text:p text:style-name="Standard">nano /etc/apache2/workers.properties</text:p>
      <text:p text:style-name="P2">worker.list=router</text:p>
      <text:p text:style-name="P2"/>
      <text:p text:style-name="P2"># Node dev01</text:p>
      <text:p text:style-name="P2">worker.dev01.type=ajp13</text:p>
      <text:p text:style-name="P2">worker.dev01.host=10.181.133.224</text:p>
      <text:p text:style-name="P2">worker.dev01.port=8009</text:p>
      <text:p text:style-name="P2"/>
      <text:p text:style-name="P2"># Load Balancer</text:p>
      <text:p text:style-name="P2">worker.router.type=lb</text:p>
      <text:p text:style-name="P2">worker.router.balance_workers=dev01</text:p>
      <text:p text:style-name="Standard"/>
      <text:p text:style-name="Standard">nano /etc/apache2/apache2.conf (in the end)</text:p>
      <text:p text:style-name="P2"># Tomcat Connector</text:p>
      <text:p text:style-name="P2">JkWorkersFile /etc/apache2/workers.properties</text:p>
      <text:p text:style-name="P2">JkShmFile <text:s text:c="4"/>/var/log/apache2/mod_jk.shm</text:p>
      <text:p text:style-name="P2">JkLogFile <text:s text:c="4"/>/var/log/apache2/mod_jk.log</text:p>
      <text:p text:style-name="P2">JkLogLevel <text:s text:c="3"/>info</text:p>
      <text:p text:style-name="P2">JkLogStampFormat "[%a %b %d %H:%M:%S %Y]</text:p>
      <text:p text:style-name="Standard"/>
      <text:p text:style-name="Standard">nano /etc/apache2/sites-available/fanlaw</text:p>
      <text:p text:style-name="P2">&lt;VirtualHost *:80&gt;</text:p>
      <text:p text:style-name="P2"><text:s text:c="8"/>ServerAdmin BonzerChien@gmail.com</text:p>
      <text:p text:style-name="P2"/>
      <text:p text:style-name="P2"><text:s text:c="8"/>ServerName fan-law.com</text:p>
      <text:p text:style-name="P2"><text:s text:c="8"/>JkMount <text:s/>/* router</text:p>
      <text:p text:style-name="P2">&lt;/VirtualHost&gt;</text:p>
      <text:p text:style-name="P2">&lt;VirtualHost *:80&gt;</text:p>
      <text:p text:style-name="P2"><text:s text:c="8"/>ServerAdmin BonzerChien@gmail.com</text:p>
      <text:p text:style-name="P2"/>
      <text:p text:style-name="P2"><text:s text:c="8"/>ServerName fanuslaw.com</text:p>
      <text:p text:style-name="P2"><text:s text:c="8"/>redirect permanent / http://fan-law.com/</text:p>
      <text:p text:style-name="P2">&lt;/VirtualHost&gt;</text:p>
      <text:p text:style-name="P2">&lt;VirtualHost *:80&gt;</text:p>
      <text:p text:style-name="P2"><text:s text:c="8"/>ServerAdmin BonzerChien@gmail.com</text:p>
      <text:p text:style-name="P2"/>
      <text:p text:style-name="P2"><text:s text:c="8"/>ServerName www.fanuslaw.com</text:p>
      <text:p text:style-name="P2"><text:s text:c="8"/>redirect permanent / http://fan-law.com/</text:p>
      <text:p text:style-name="P2">&lt;/VirtualHost&gt;</text:p>
      <text:p text:style-name="Standard"><text:soft-page-break/></text:p>
      <text:p text:style-name="Standard">cd /etc/apache2/sites-enabled</text:p>
      <text:p text:style-name="Standard">ln -s /etc/apache2/sites-available/fanlaw fanlaw</text:p>
      <text:p text:style-name="Standard"/>
      <text:p text:style-name="Standard">a2enmod rewrite</text:p>
      <text:p text:style-name="Standard"/>
      <text:p text:style-name="Standard">nano /etc/apache2/sites-available/default</text:p>
      <text:p text:style-name="P2">….</text:p>
      <text:p text:style-name="P2">&lt;Directory /var/www/&gt;</text:p>
      <text:p text:style-name="P2"><text:tab/>Options Indexes FollowSymLinks MultiViews</text:p>
      <text:p text:style-name="P2"><text:tab/>AllowOverride <text:span text:style-name="T1">All</text:span></text:p>
      <text:p text:style-name="P2"><text:tab/>Order allow,deny</text:p>
      <text:p text:style-name="P2"><text:tab/>allow from all</text:p>
      <text:p text:style-name="P2"><text:tab/></text:p>
      <text:p text:style-name="P2"><text:tab/># Remove preceding www</text:p>
      <text:p text:style-name="P2"><text:tab/><text:span text:style-name="T1">RewriteEngine on</text:span></text:p>
      <text:p text:style-name="P3"><text:tab/>RewriteCond %{HTTP_HOST} ^www\.fan-law\.com$ [NC]</text:p>
      <text:p text:style-name="P3"><text:tab/>RewriteRule ^(.*)$ http://fan-law.com/$1 [R=301,L]</text:p>
      <text:p text:style-name="P2"><text:s/>&lt;/Directory&gt;</text:p>
      <text:p text:style-name="P2">….</text:p>
      <text:p text:style-name="Standard"/>
      <text:p text:style-name="Standard">/etc/init.d/apache2 restart</text:p>
      <text:p text:style-name="Standard"/>
      <text:p text:style-name="P1">Network</text:p>
      <text:p text:style-name="Standard">apt-get install ufw</text:p>
      <text:p text:style-name="Standard">ufw allow ssh</text:p>
      <text:p text:style-name="Standard">ufw allow www</text:p>
      <text:p text:style-name="Standard"/>
      <text:p text:style-name="Standard">apt-get install telnet</text:p>
      <text:p text:style-name="Standard"/>
      <text:p text:style-name="P1">Create Users</text:p>
      <text:p text:style-name="Standard">useradd -m schien</text:p>
      <text:p text:style-name="Standard">passwd schien</text:p>
      <text:p text:style-name="Standard">chsh schien <text:s/>(/bin/bash)</text:p>
      <text:p text:style-name="Standard"/>
      <text:p text:style-name="Standard">nano /etc/sudoers</text:p>
      <text:p text:style-name="P2">….</text:p>
      <text:p text:style-name="P2"># User privilege specification</text:p>
      <text:p text:style-name="P2">root<text:tab/>ALL=(ALL) ALL</text:p>
      <text:p text:style-name="P3">schien<text:tab/>ALL = PASSWD: ALL</text:p>
      <text:p text:style-name="P2">….</text:p>
      <text:p text:style-name="Standard"/>
      <text:p text:style-name="P1">Analysis</text:p>
      <text:p text:style-name="Standard">grep -o MortgageCalculator /opt/log/sola/sola.log | wc -w</text:p>
      <text:p text:style-name="Standard"/>
      <text:p text:style-name="Standard"/>
      <text:p text:style-name="Standard"/>
      <text:p text:style-name="Standard">- Contact Yahoo to unblock your domain name and ask them for the domain EPP key<text:line-break/>- Walk to the new registrar's website and place the transfer order.<text:line-break/>- While placing the order, you will be asked for the EPP key<text:line-break/>- You will also need to make the payment for the domain renewal as per new registrar's renewal price<text:line-break/>- Once the order has been placed, you will receive emails regarding to authorizing the transfer.<text:line-break/>- Once these emails are approved, your domain will be transferred to the new registrar within 7 business days.<text:line-break/>- After the transfer, 1 year will be added to the current expiration <text:a xlink:type="simple" xlink:href="http://ads.digitalpoint.com/go.php?k=date" office:target-frame-name="_blank" xlink:show="new">date</text:a> of the domai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heng Chien</meta:initial-creator>
    <meta:creation-date>2011-05-21T11:40:18</meta:creation-date>
    <dc:date>2011-09-15T22:28:37</dc:date>
    <dc:creator>Sheng Chien</dc:creator>
    <meta:editing-duration>PT92H04M27S</meta:editing-duration>
    <meta:editing-cycles>59</meta:editing-cycles>
    <meta:generator>OpenOffice.org/3.2$Unix OpenOffice.org_project/320m18$Build-9502</meta:generator>
    <meta:document-statistic meta:table-count="0" meta:image-count="0" meta:object-count="0" meta:page-count="2" meta:paragraph-count="84" meta:word-count="322" meta:character-count="2762"/>
  </office:meta>
</office:document-meta>
</file>